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 office:value-type="string">
            <text:p>This guy is very camp</text:p>
          </table:table-cell>
          <table:table-cell table:style-name="ce0"/>
          <table:table-cell table:style-name="ce0" office:value-type="string">
            <text:p>Station Master
“O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, but we can't move the cars right
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it al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take the fuel
away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dearie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guy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my dear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